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2.3102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3.382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:.B])" office:value-type="float" office:value="89.5" calcext:value-type="float">
            <text:p>89.5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:.D])" office:value-type="float" office:value="84" calcext:value-type="float">
            <text:p>84.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:.F])" office:value-type="float" office:value="68.5" calcext:value-type="float">
            <text:p>68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I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.5</text:p>
          </table:table-cell>
          <table:table-cell office:value-type="string" calcext:value-type="string">
            <text:p>inserimento cardinalità e finalizzazione diagram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I e swag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eign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efinizione sche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ttura query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mpleta delle api del 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I feedback e acquis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llection fo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er case AP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ifica controller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zio fron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iting d4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ornamento swagger e aggiunta nuove cos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source extraction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e meal API documentation in 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utent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roblemi tecnic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ifica getAllMeal con aggiunta di un fil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forni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ource model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 documentation API for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urce models, ancor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feedback.js in controller e rou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for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ource models, d5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delete e altre “definitions” in 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ntroller e route acquisto <text:s/>e finalizzazione feed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end fornitor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scource model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lizzazione documentazione 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utent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escrizion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p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escrizion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rudio funzionamento javascript e html per fron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utent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isoluzione problema fetching api con html e javascript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rontend fornitor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odifica login in fornitore.js e piccole modifiche di risoluzione erro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AP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zion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udio funzionamento css e creazione file style.c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ck corner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difica style.c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on sty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i gestione richieste acquisto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s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end gestione richieste acquisto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ile pagina con boots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agger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visione front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ing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crittura documento d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eck tutti documenti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ix testing and deployment herok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ttura descrizione API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4 descrizione deployment e git reposito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table:number-columns-repeated="5"/>
        </table:table-row>
        <table:table-row table:style-name="ro1" table:number-rows-repeated="104852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3-01-02T11:55:40.543481318</dc:date>
    <meta:editing-duration>PT6H53M51S</meta:editing-duration>
    <meta:editing-cycles>87</meta:editing-cycles>
    <meta:generator>LibreOffice/7.4.3.2$MacOSX_X86_64 LibreOffice_project/1048a8393ae2eeec98dff31b5c133c5f1d08b890</meta:generator>
    <meta:document-statistic meta:table-count="1" meta:cell-count="307" meta:object-count="0"/>
  </office:meta>
</office:document-meta>
</file>